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6f9d4" draw:textarea-horizontal-align="justify" draw:textarea-vertical-align="middle" draw:auto-grow-height="false" fo:min-height="0.458cm" fo:min-width="7.5cm"/>
      <style:paragraph-properties style:writing-mode="lr-tb"/>
    </style:style>
    <style:style style:name="gr2" style:family="graphic" style:parent-style-name="standard">
      <style:graphic-properties svg:stroke-color="#000000" draw:fill-color="#f6f9d4" draw:textarea-horizontal-align="justify" draw:textarea-vertical-align="middle" draw:auto-grow-height="false" fo:min-height="3.292cm" fo:min-width="3.75cm" draw:shadow="hidden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" style:family="graphic" style:parent-style-name="standard">
      <style:graphic-properties svg:stroke-color="#000000" draw:fill-color="#f6f9d4" draw:textarea-horizontal-align="justify" draw:textarea-vertical-align="middle" draw:auto-grow-height="false" fo:min-height="3.292cm" fo:min-width="3.25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4" style:family="graphic" style:parent-style-name="standard">
      <style:graphic-properties svg:stroke-width="0.053cm" svg:stroke-color="#ed4c05" draw:marker-start-width="0.279cm" draw:marker-end-width="0.279cm" draw:fill="none" draw:textarea-vertical-align="middle" draw:auto-grow-height="false" fo:min-height="1.713cm" fo:min-width="0cm" fo:padding-top="0.151cm" fo:padding-bottom="0.151cm" fo:padding-left="0.276cm" fo:padding-right="0.276cm" fo:wrap-option="wrap"/>
    </style:style>
    <style:style style:name="gr5" style:family="graphic" style:parent-style-name="objectwithoutfill">
      <style:graphic-properties svg:stroke-width="0.053cm" svg:stroke-color="#ed4c05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ed4c05" draw:marker-start="Linienspitzen_20_5" draw:marker-start-width="0.379cm" draw:marker-end-width="0.279cm" draw:stroke-linejoin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823cm"/>
      <style:paragraph-properties style:writing-mode="lr-tb"/>
    </style:style>
    <style:style style:name="gr8" style:family="graphic" style:parent-style-name="standard">
      <style:graphic-properties svg:stroke-color="#000000" draw:fill-color="#f6f9d4" draw:textarea-horizontal-align="justify" draw:textarea-vertical-align="middle" draw:auto-grow-height="false" fo:min-height="0.5cm" fo:min-width="7.5cm"/>
      <style:paragraph-properties style:writing-mode="lr-tb"/>
    </style:style>
    <style:style style:name="gr9" style:family="graphic" style:parent-style-name="standard">
      <style:graphic-properties svg:stroke-color="#000000" draw:fill-color="#f6f9d4" draw:textarea-horizontal-align="justify" draw:textarea-vertical-align="middle" draw:auto-grow-height="false" fo:min-height="3.25cm" fo:min-width="4.5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0" style:family="graphic" style:parent-style-name="standard">
      <style:graphic-properties svg:stroke-color="#000000" draw:fill-color="#f6f9d4" draw:textarea-horizontal-align="justify" draw:textarea-vertical-align="middle" draw:auto-grow-height="false" fo:min-height="3.25cm" fo:min-width="2.75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1" style:family="graphic" style:parent-style-name="standard">
      <style:graphic-properties svg:stroke-width="0.053cm" svg:stroke-color="#ed4c05" draw:marker-start-width="0.279cm" draw:marker-end-width="0.279cm" draw:fill="none" draw:textarea-vertical-align="middle" draw:auto-grow-height="false" fo:min-height="0.114cm" fo:min-width="0cm" fo:padding-top="0.151cm" fo:padding-bottom="0.151cm" fo:padding-left="0.276cm" fo:padding-right="0.276cm" fo:wrap-option="wrap"/>
    </style:style>
    <style:style style:name="gr12" style:family="graphic" style:parent-style-name="standard">
      <style:graphic-properties svg:stroke-color="#000000" draw:fill-color="#f6f9d4" draw:textarea-horizontal-align="justify" draw:textarea-vertical-align="middle" draw:auto-grow-height="false" fo:min-height="3.297cm" fo:min-width="3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3" style:family="graphic" style:parent-style-name="standard">
      <style:graphic-properties svg:stroke-color="#000000" draw:fill-color="#f6f9d4" draw:textarea-horizontal-align="justify" draw:textarea-vertical-align="middle" draw:auto-grow-height="false" fo:min-height="3.297cm" fo:min-width="2.75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4" style:family="graphic" style:parent-style-name="standard">
      <style:graphic-properties svg:stroke-color="#000000" draw:fill-color="#f6f9d4" draw:textarea-horizontal-align="justify" draw:textarea-vertical-align="middle" draw:auto-grow-height="false" fo:min-height="0.458cm" fo:min-width="6.25cm"/>
      <style:paragraph-properties style:writing-mode="lr-tb"/>
    </style:style>
    <style:style style:name="gr15" style:family="graphic" style:parent-style-name="standard">
      <style:graphic-properties svg:stroke-width="0.053cm" svg:stroke-color="#ed4c05" draw:marker-start-width="0.279cm" draw:marker-end-width="0.279cm" draw:fill="none" draw:textarea-vertical-align="middle" draw:auto-grow-height="false" fo:min-height="1.34cm" fo:min-width="0cm" fo:padding-top="0.151cm" fo:padding-bottom="0.151cm" fo:padding-left="0.276cm" fo:padding-right="0.276cm" fo:wrap-option="wrap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823cm" draw:shadow="visible" draw:shadow-offset-x="0cm" draw:shadow-offset-y="0cm" draw:shadow-color="#ffffff" draw:shadow-opacity="100%" loext:shadow-blur="0.071cm"/>
      <style:paragraph-properties style:writing-mode="lr-tb"/>
    </style:style>
    <style:style style:name="gr17" style:family="graphic" style:parent-style-name="standard">
      <style:graphic-properties svg:stroke-width="0.053cm" svg:stroke-color="#ed4c05" draw:marker-start="Linienspitzen_20_6" draw:marker-start-width="0.379cm" draw:marker-end-width="0.279cm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2" style:family="paragraph">
      <loext:graphic-properties draw:fill-color="#f6f9d4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end" style:writing-mode="lr-tb"/>
      <style:text-properties fo:font-size="10pt" style:font-size-asian="10pt" style:font-size-complex="10pt"/>
    </style:style>
    <style:style style:name="P4" style:family="paragraph">
      <loext:graphic-properties draw:fill-color="#f6f9d4"/>
      <style:paragraph-properties fo:text-align="end" style:writing-mode="lr-tb"/>
      <style:text-properties fo:font-size="10pt" style:font-size-asian="10pt" style:font-size-complex="10pt"/>
    </style:style>
    <style:style style:name="P5" style:family="paragraph">
      <style:paragraph-properties fo:text-align="start" style:writing-mode="lr-tb"/>
      <style:text-properties fo:font-size="10pt" style:font-size-asian="10pt" style:font-size-complex="10pt"/>
    </style:style>
    <style:style style:name="P6" style:family="paragraph">
      <loext:graphic-properties draw:fill-color="#f6f9d4"/>
      <style:paragraph-properties fo:text-align="start" style:writing-mode="lr-tb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writing-mode="lr-tb"/>
      <style:text-properties fo:color="#ed4c05" loext:opacity="100%"/>
    </style:style>
    <style:style style:name="P9" style:family="paragraph">
      <loext:graphic-properties draw:fill="none" draw:fill-color="#ffffff"/>
      <style:paragraph-properties style:writing-mode="lr-tb"/>
      <style:text-properties fo:color="#ed4c05" loext:opacity="100%"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11" style:family="paragraph">
      <style:paragraph-properties fo:text-align="center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ed4c05" loext:opacity="100%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8cm" svg:height="0.708cm" svg:x="1.794cm" svg:y="5cm">
          <text:p text:style-name="P1"><text:span text:style-name="T1">Vouch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25cm" svg:height="3.542cm" svg:x="1.794cm" svg:y="5.708cm">
          <text:p text:style-name="P3"><text:span text:style-name="T2">voucher_id:</text:span></text:p>
          <text:p text:style-name="P3"><text:span text:style-name="T2">creator_id:</text:span></text:p>
          <text:p text:style-name="P3"><text:span text:style-name="T2">creation_date:</text:span><text:span text:style-name="T2"><text:line-break/></text:span><text:span text:style-name="T2">description:</text:span><text:span text:style-name="T2"><text:line-break/></text:span><text:span text:style-name="T2">amount :</text:span></text:p>
          <text:p text:style-name="P3"><text:span text:style-name="T2">transactions:</text:span></text:p>
          <text:p text:style-name="P3"><text:span text:style-name="T2">… <text:s text:c="6"/></text:span><text:span text:style-name="T2">:</text:span></text:p>
          <text:p text:style-name="P3"><text:span text:style-name="T2">creator_signature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3.75cm" svg:height="3.542cm" svg:x="6.044cm" svg:y="5.708cm">
          <text:p text:style-name="P5"><text:span text:style-name="T2">3Us</text:span><text:span text:style-name="T2">CV8</text:span><text:span text:style-name="T2">JG1</text:span><text:span text:style-name="T2">5L ...</text:span></text:p>
          <text:p text:style-name="P5"><text:span text:style-name="T2">EPg</text:span><text:span text:style-name="T2">zqLc</text:span><text:span text:style-name="T2">s7B</text:span><text:span text:style-name="T2">U ...</text:span></text:p>
          <text:p text:style-name="P5"><text:span text:style-name="T2">2024</text:span><text:span text:style-name="T2">-12-</text:span><text:span text:style-name="T2">04T0</text:span><text:span text:style-name="T2">9….</text:span><text:span text:style-name="T2"><text:line-break/></text:span><text:span text:style-name="T2">Vouc</text:span><text:span text:style-name="T2">her </text:span><text:span text:style-name="T2">for ..</text:span><text:span text:style-name="T2">.</text:span><text:span text:style-name="T2"><text:line-break/></text:span><text:span text:style-name="T2">10</text:span></text:p>
          <text:p text:style-name="P5"><text:span text:style-name="T2">{prev</text:span><text:span text:style-name="T2">_has</text:span><text:span text:style-name="T2">h: </text:span><text:span text:style-name="T2">hFsa</text:span><text:span text:style-name="T2">...</text:span></text:p>
          <text:p text:style-name="P5"><text:span text:style-name="T2"><text:s text:c="4"/></text:span><text:span text:style-name="T2">...</text:span></text:p>
          <text:p text:style-name="P5"><text:span text:style-name="T2">MGU</text:span><text:span text:style-name="T2">sMb</text:span><text:span text:style-name="T2">DW..</text:span><text:span text:style-name="T2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0.5cm" svg:height="2.125cm" svg:x="3.094cm" svg:y="6.417cm">
          <text:p/>
          <draw:enhanced-geometry svg:viewBox="0 0 21600 21600" draw:glue-points="21600 0 0 10800 21600 21600" draw:text-areas="13800 ?f9 21600 ?f10" draw:type="left-brace" draw:modifiers="1800 10737.627721012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5" draw:text-style-name="P7" draw:layer="layout" svg:x1="2.54cm" svg:y1="7.177cm" svg:x2="2.531cm" svg:y2="6.081cm">
          <text:p/>
        </draw:line>
        <draw:line draw:style-name="gr6" draw:text-style-name="P8" draw:layer="layout" svg:x1="3.699cm" svg:y1="6.116cm" svg:x2="2.543cm" svg:y2="6.116cm">
          <text:p/>
        </draw:line>
        <draw:frame draw:style-name="gr7" draw:text-style-name="P9" draw:layer="layout" svg:width="1.323cm" svg:height="0.645cm" svg:x="1.88cm" svg:y="7.177cm">
          <draw:text-box>
            <text:p><text:span text:style-name="T3">hash</text:span></text:p>
          </draw:text-box>
        </draw:frame>
        <draw:g>
          <draw:custom-shape draw:style-name="gr8" draw:text-style-name="P2" draw:layer="layout" svg:width="8cm" svg:height="0.75cm" svg:x="18.497cm" svg:y="5cm">
            <text:p text:style-name="P1"><text:span text:style-name="T1">Transaction 1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5cm" svg:height="3.5cm" svg:x="18.497cm" svg:y="5.75cm">
            <text:p text:style-name="P3"><text:span text:style-name="T2">previous_hash:</text:span></text:p>
            <text:p text:style-name="P3"><text:span text:style-name="T2">recipient_id:</text:span></text:p>
            <text:p text:style-name="P3"><text:span text:style-name="T2">sender_id:</text:span><text:span text:style-name="T2"><text:line-break/></text:span><text:span text:style-name="T2">amount :</text:span></text:p>
            <text:p text:style-name="P3"><text:span text:style-name="T2">sender_remaining_amount:</text:span></text:p>
            <text:p text:style-name="P3"><text:span text:style-name="T2">transaction_time:</text:span></text:p>
            <text:p text:style-name="P3"><text:span text:style-name="T2">transaction_id:</text:span></text:p>
            <text:p text:style-name="P3"><text:span text:style-name="T2">sender</text:span><text:span text:style-name="T2"><text:tab/></text:span><text:span text:style-name="T2">_signature: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3.25cm" svg:height="3.5cm" svg:x="23.247cm" svg:y="5.75cm">
            <text:p text:style-name="P5"><text:span text:style-name="T2">JVpwQ8ccE9...</text:span></text:p>
            <text:p text:style-name="P5"><text:span text:style-name="T2">BjxjmK3D4Ha...</text:span></text:p>
            <text:p text:style-name="P5"><text:span text:style-name="T2">eVCmfdvg1kh...</text:span><text:span text:style-name="T2"><text:line-break/></text:span><text:span text:style-name="T2">7</text:span></text:p>
            <text:p text:style-name="P5"><text:span text:style-name="T2">3</text:span></text:p>
            <text:p text:style-name="P5"><text:span text:style-name="T2">2024-12-08T10...</text:span></text:p>
            <text:p text:style-name="P5"><text:span text:style-name="T2">ohjZcrKdr9Aiu...</text:span></text:p>
            <text:p text:style-name="P5"><text:span text:style-name="T2">MGQCMAYyk...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7" draw:text-style-name="P10" draw:layer="layout" svg:width="1.323cm" svg:height="0.645cm" svg:x="9.61cm" svg:y="5.555cm">
          <draw:text-box>
            <text:p><text:span text:style-name="T3">hash</text:span></text:p>
          </draw:text-box>
        </draw:frame>
        <draw:custom-shape draw:style-name="gr11" draw:text-style-name="P7" draw:layer="layout" svg:width="0.279cm" svg:height="0.382cm" svg:x="9.025cm" svg:y="5.86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g>
          <draw:custom-shape draw:style-name="gr12" draw:text-style-name="P4" draw:layer="layout" svg:width="3.5cm" svg:height="3.547cm" svg:x="10.75cm" svg:y="5.75cm">
            <text:p text:style-name="P3"><text:span text:style-name="T2">previous_hash:</text:span></text:p>
            <text:p text:style-name="P3"><text:span text:style-name="T2">recipient_id:</text:span></text:p>
            <text:p text:style-name="P3"><text:span text:style-name="T2">sender_id:</text:span><text:span text:style-name="T2"><text:line-break/></text:span><text:span text:style-name="T2">amount :</text:span></text:p>
            <text:p text:style-name="P3"><text:span text:style-name="T2">transaction_time:</text:span></text:p>
            <text:p text:style-name="P3"><text:span text:style-name="T2">transaction_id:</text:span></text:p>
            <text:p text:style-name="P3"><text:span text:style-name="T2">sender</text:span><text:span text:style-name="T2"><text:tab/></text:span><text:span text:style-name="T2">_signature: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6" draw:layer="layout" svg:width="3.25cm" svg:height="3.547cm" svg:x="14.25cm" svg:y="5.75cm">
            <text:p text:style-name="P5"><text:span text:style-name="T2">Ud1C95JGG2...</text:span></text:p>
            <text:p text:style-name="P5"><text:span text:style-name="T2">eVCmfdvg1kh...</text:span></text:p>
            <text:p text:style-name="P5"><text:span text:style-name="T2">EPgzqLcs7BU...</text:span><text:span text:style-name="T2"><text:line-break/></text:span><text:span text:style-name="T2">10</text:span></text:p>
            <text:p text:style-name="P5"><text:span text:style-name="T2">2024-12-05T11...</text:span></text:p>
            <text:p text:style-name="P5"><text:span text:style-name="T2">CS47ZNy9bZr...</text:span></text:p>
            <text:p text:style-name="P5"><text:span text:style-name="T2">MGUsMbDWs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" draw:layer="layout" svg:width="6.75cm" svg:height="0.708cm" svg:x="10.75cm" svg:y="5.042cm">
            <text:p text:style-name="P1"><text:span text:style-name="T1">Transaction 0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7" draw:layer="layout" svg:width="0.401cm" svg:height="1.732cm" svg:x="17.034cm" svg:y="6.215cm">
            <text:p/>
            <draw:enhanced-geometry svg:viewBox="0 0 21600 21600" draw:mirror-horizontal="false" draw:mirror-vertical="false" draw:glue-points="0 0 0 21600 21600 10800" draw:text-areas="0 ?f9 7800 ?f10" draw:type="right-brace" draw:modifiers="1800 10606.8090017311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draw:g>
        <draw:frame draw:style-name="gr16" draw:text-style-name="P10" draw:layer="layout" svg:width="1.323cm" svg:height="0.645cm" svg:x="17.309cm" svg:y="6.751cm">
          <draw:text-box>
            <text:p><text:span text:style-name="T3">hash</text:span></text:p>
          </draw:text-box>
        </draw:frame>
        <draw:line draw:style-name="gr17" draw:text-style-name="P11" draw:layer="layout" svg:x1="20.643cm" svg:y1="6.276cm" svg:x2="18.2cm" svg:y2="8.259cm">
          <text:p/>
        </draw:line>
        <draw:line draw:style-name="gr17" draw:text-style-name="P11" draw:layer="layout" svg:x1="11.436cm" svg:y1="6.35cm" svg:x2="9.51cm" svg:y2="6.1cm">
          <text:p/>
        </draw:line>
        <draw:line draw:style-name="gr5" draw:text-style-name="P7" draw:layer="layout" svg:x1="18.233cm" svg:y1="8.259cm" svg:x2="17.737cm" svg:y2="8.259cm">
          <text:p/>
        </draw:line>
        <draw:line draw:style-name="gr6" draw:text-style-name="P8" draw:layer="layout" svg:x1="16.937cm" svg:y1="8.296cm" svg:x2="17.874cm" svg:y2="7.908cm">
          <text:p/>
        </draw:line>
        <draw:frame draw:style-name="gr7" draw:text-style-name="P9" draw:layer="layout" svg:width="1.323cm" svg:height="0.645cm" svg:x="18.663cm" svg:y="6.497cm">
          <draw:text-box>
            <text:p><text:span text:style-name="T3">hash</text:span></text:p>
          </draw:text-box>
        </draw:frame>
        <draw:line draw:style-name="gr5" draw:text-style-name="P7" draw:layer="layout" svg:x1="17.874cm" svg:y1="7.947cm" svg:x2="17.874cm" svg:y2="7.29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5" draw:display-name="Linienspitzen 5" svg:viewBox="0 0 20 20" svg:d="M0 20l10-20 10 20z"/>
    <draw:marker draw:name="Linienspitzen_20_6" draw:display-name="Linienspitzen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2-26T21:26:50.525437261</meta:creation-date>
    <dc:date>2025-01-11T12:24:06.818172999</dc:date>
    <meta:editing-duration>P3DT12H2M7S</meta:editing-duration>
    <meta:editing-cycles>18</meta:editing-cycles>
    <meta:generator>LibreOffice/7.3.7.2$Linux_X86_64 LibreOffice_project/30$Build-2</meta:generator>
    <meta:document-statistic meta:object-count="25"/>
  </office:meta>
</office:document-meta>
</file>